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535in" fo:min-width="0.5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s_20_1" draw:textarea-horizontal-align="justify" draw:textarea-vertical-align="middle" draw:auto-grow-height="false" fo:min-height="0.2535in" fo:min-width="0.5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5in" fo:min-width="0.6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811in" fo:min-width="0.5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8693in" fo:min-width="0.8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252in" fo:min-width="0.8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5728in" fo:min-width="1.6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8" draw:text-style-name="P1" svg:width="1.6461in" svg:height="1.5732in" svg:x="2.6339in" svg:y="3.2547in"><text:p text:style-name="P1">Resting Heart Rate</text:p><draw:enhanced-geometry svg:viewBox="0 0 21600 21600" draw:type="rectangle" draw:enhanced-path="M 0 0 L 21600 0 21600 21600 0 21600 0 0 Z N"/></draw:custom-shape><draw:custom-shape text:anchor-type="paragraph" draw:z-index="1" draw:name="Shape2" draw:style-name="gr7" draw:text-style-name="P1" svg:width="1.198in" svg:height="1.1669in" svg:x="4.1028in" svg:y="1.828in"><text:p text:style-name="P1">Caffe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6" draw:text-style-name="P1" svg:width="1.2295in" svg:height="1.2295in" svg:x="1.1654in" svg:y="2.0154in"><text:p text:style-name="P1">Body pos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6" draw:text-style-name="P1" svg:width="1.2295in" svg:height="1.2295in" svg:x="0.6445in" svg:y="3.2445in"><text:p text:style-name="P1">Air temperatu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" draw:style-name="gr6" draw:text-style-name="P1" svg:width="1.2295in" svg:height="1.2295in" svg:x="2.5819in" svg:y="1.6717in"><text:p text:style-name="P1">Drug U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" draw:style-name="gr6" draw:text-style-name="P1" svg:width="1.2295in" svg:height="1.2295in" svg:x="0.9984in" svg:y="4.6299in"><text:p text:style-name="P1">Alcohol </text:p><text:p text:style-name="P1">Consum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3" draw:style-name="gr6" draw:text-style-name="P1" svg:width="1.2295in" svg:height="1.2295in" svg:x="5.061in" svg:y="2.828in"><text:p text:style-name="P1">Emo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3" draw:style-name="gr6" draw:text-style-name="P1" svg:width="1.2295in" svg:height="1.2295in" svg:x="2.228in" svg:y="5.1925in"><text:p text:style-name="P1">Stress lev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6" draw:text-style-name="P1" svg:width="1.2295in" svg:height="1.2295in" svg:x="3.7484in" svg:y="5.1299in"><text:p text:style-name="P1">Di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3" draw:style-name="gr6" draw:text-style-name="P1" svg:width="1.2295in" svg:height="1.2295in" svg:x="4.8945in" svg:y="4.2134in"><text:p text:style-name="P1">Cardiovascular </text:p><text:p text:style-name="P1">exerci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4" draw:style-name="gr2" svg:width="1.0524in" svg:height="0.7606in" svg:x="3.6134in" svg:y="6.6819in"><text:p>Calorie 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name="Shape4" draw:style-name="gr5" svg:width="1.1461in" svg:height="0.8441in" svg:x="4.6654in" svg:y="6.6091in"><text:p><text:s/>Macro</text:p><text:p>nutrients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Shape4" draw:style-name="gr4" svg:width="1.2713in" svg:height="0.7504in" svg:x="5.6236in" svg:y="5.4425in"><text:p>Frequency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Shape4" draw:style-name="gr2" svg:width="1.0524in" svg:height="0.7606in" svg:x="6.3528in" svg:y="4.4528in"><text:p>Intensity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4" draw:name="Shape5" draw:style-name="gr1" draw:text-style-name="P1" svg:x1="1.9256in" svg:y1="3.9319in" svg:x2="2.5713in" svg:y2="3.9319in"><text:p/></draw:line><draw:line text:anchor-type="paragraph" draw:z-index="15" draw:name="Shape6" draw:style-name="gr1" draw:text-style-name="P1" svg:x1="2.1756in" svg:y1="3.078in" svg:x2="2.5713in" svg:y2="3.3906in"><text:p/></draw:line><draw:line text:anchor-type="paragraph" draw:z-index="16" draw:name="Shape7" draw:style-name="gr1" draw:text-style-name="P1" svg:x1="3.1862in" svg:y1="2.9008in" svg:x2="3.2173in" svg:y2="3.2551in"><text:p/></draw:line><draw:line text:anchor-type="paragraph" draw:z-index="17" draw:name="Shape8" draw:style-name="gr1" draw:text-style-name="P1" svg:x1="4.4882in" svg:y1="2.9217in" svg:x2="4.0508in" svg:y2="3.1925in"><text:p/></draw:line><draw:line text:anchor-type="paragraph" draw:z-index="18" draw:name="Shape9" draw:style-name="gr1" draw:text-style-name="P1" svg:x1="5.061in" svg:y1="3.5673in" svg:x2="4.3528in" svg:y2="3.7339in"><text:p/></draw:line><draw:line text:anchor-type="paragraph" draw:z-index="19" draw:name="Shape10" draw:style-name="gr1" draw:text-style-name="P1" svg:x1="4.8945in" svg:y1="4.6713in" svg:x2="4.2799in" svg:y2="4.3693in"><text:p/></draw:line><draw:line text:anchor-type="paragraph" draw:z-index="20" draw:name="Shape11" draw:style-name="gr1" draw:text-style-name="P1" svg:x1="4.061in" svg:y1="5.1823in" svg:x2="3.811in" svg:y2="4.828in"><text:p/></draw:line><draw:line text:anchor-type="paragraph" draw:z-index="21" draw:name="Shape12" draw:style-name="gr1" draw:text-style-name="P1" svg:x1="2.9882in" svg:y1="5.1925in" svg:x2="3.3319in" svg:y2="4.828in"><text:p/></draw:line><draw:line text:anchor-type="paragraph" draw:z-index="22" draw:name="Shape13" draw:style-name="gr1" draw:text-style-name="P1" svg:x1="2.228in" svg:y1="4.8488in" svg:x2="2.5717in" svg:y2="4.6508in"><text:p/></draw:line><draw:line text:anchor-type="paragraph" draw:z-index="23" draw:name="Shape14" draw:style-name="gr1" draw:text-style-name="P1" svg:x1="4.9465in" svg:y1="6.8591in" svg:x2="4.6756in" svg:y2="6.3591in"><text:p/></draw:line><draw:line text:anchor-type="paragraph" draw:z-index="24" draw:name="Shape15" draw:style-name="gr1" draw:text-style-name="P1" svg:x1="4.3008in" svg:y1="6.8173in" svg:x2="4.4465in" svg:y2="6.3591in"><text:p/></draw:line><draw:line text:anchor-type="paragraph" draw:z-index="25" draw:name="Shape16" draw:style-name="gr1" draw:text-style-name="P1" svg:x1="5.8319in" svg:y1="5.8382in" svg:x2="5.6965in" svg:y2="5.3902in"><text:p/></draw:line><draw:line text:anchor-type="paragraph" draw:z-index="26" draw:name="Shape17" draw:style-name="gr1" draw:text-style-name="P1" svg:x1="6.5508in" svg:y1="4.8382in" svg:x2="6.1236in" svg:y2="4.9008in"><text:p/></draw:line><draw:custom-shape text:anchor-type="paragraph" draw:z-index="27" draw:name="Shape4" draw:style-name="gr3" svg:width="1.0524in" svg:height="0.7606in" svg:x="0.5299in" svg:y="1.0256in"><text:p>Lying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8" draw:name="Shape4" draw:style-name="gr2" svg:width="1.0524in" svg:height="0.7606in" svg:x="-0.022in" svg:y="1.9634in"><text:p>Standing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9" draw:name="Shape5" draw:style-name="gr1" draw:text-style-name="P1" svg:x1="1.9256in" svg:y1="3.9319in" svg:x2="2.5713in" svg:y2="3.9319in"><text:p/></draw:line><draw:line text:anchor-type="paragraph" draw:z-index="30" draw:name="Shape6" draw:style-name="gr1" draw:text-style-name="P1" svg:x1="2.1756in" svg:y1="3.078in" svg:x2="2.5713in" svg:y2="3.3906in"><text:p/></draw:line><draw:line text:anchor-type="paragraph" draw:z-index="31" draw:name="Shape18" draw:style-name="gr1" draw:text-style-name="P1" svg:x1="1.0717in" svg:y1="1.8382in" svg:x2="1.3736in" svg:y2="2.0984in"><text:p/></draw:line><draw:line text:anchor-type="paragraph" draw:z-index="32" draw:name="Shape19" draw:style-name="gr1" draw:text-style-name="P1" svg:x1="0.811in" svg:y1="2.3693in" svg:x2="1.2276in" svg:y2="2.3693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3:55:19.023000000</meta:creation-date>
    <dc:date>2020-10-04T14:29:52.937000000</dc:date>
    <meta:editing-duration>PT19M29S</meta:editing-duration>
    <meta:editing-cycles>8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